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svg:stroke-opacity="20%" draw:fill-color="#dddddd" draw:textarea-horizontal-align="justify" draw:textarea-vertical-align="middle" draw:auto-grow-height="false" fo:min-height="2.798cm" fo:min-width="3.564cm"/>
    </style:style>
    <style:style style:name="gr2" style:family="graphic" style:parent-style-name="measure">
      <style:graphic-properties draw:textarea-vertical-align="middle" draw:line-distance="0.735cm"/>
    </style:style>
    <style:style style:name="gr3" style:family="graphic" style:parent-style-name="measure" style:list-style-name="L1">
      <style:graphic-properties draw:textarea-vertical-align="middle" draw:line-distance="2.102cm" draw:placing="below"/>
    </style:style>
    <style:style style:name="gr4" style:family="graphic" style:parent-style-name="measure" style:list-style-name="L1">
      <style:graphic-properties draw:textarea-vertical-align="middle" draw:line-distance="1.562cm" draw:placing="below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1.278cm"/>
    </style:style>
    <style:style style:name="gr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7" style:family="graphic" style:parent-style-name="standard">
      <style:graphic-properties draw:stroke="none" draw:fill-color="#eeeeee"/>
    </style:style>
    <style:style style:name="gr8" style:family="graphic" style:parent-style-name="measure" style:list-style-name="L1">
      <style:graphic-properties draw:textarea-vertical-align="middle" draw:line-distance="0.181cm"/>
    </style:style>
    <style:style style:name="gr9" style:family="graphic" style:parent-style-name="measure">
      <style:graphic-properties draw:textarea-vertical-align="middl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3.818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3.945cm"/>
    </style:style>
    <style:style style:name="gr12" style:family="graphic" style:parent-style-name="measure" style:list-style-name="L1">
      <style:graphic-properties draw:textarea-vertical-align="middle" draw:line-distance="0.154cm"/>
    </style:style>
    <style:style style:name="gr13" style:family="graphic" style:parent-style-name="measure">
      <style:graphic-properties draw:textarea-vertical-align="middle" draw:line-distance="0.781cm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1.782cm" fo:min-width="3.31cm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measure" style:list-style-name="L1">
      <style:graphic-properties draw:textarea-vertical-align="middle" draw:line-distance="0.296cm"/>
    </style:style>
    <style:style style:name="gr17" style:family="graphic" style:parent-style-name="measure">
      <style:graphic-properties draw:textarea-vertical-align="middle" draw:line-distance="0.535cm" draw:end-guide="-0.073cm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1.147cm" fo:min-width="2.294cm"/>
    </style:style>
    <style:style style:name="gr19" style:family="graphic" style:parent-style-name="standard">
      <style:graphic-properties draw:stroke="none" draw:fill="none" fo:min-height="0.716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.157cm" fo:margin-right="0cm" fo:text-align="start" fo:text-indent="0cm"/>
    </style:style>
    <style:style style:name="P2" style:family="paragraph">
      <loext:graphic-properties draw:fill-color="#dddddd"/>
      <style:paragraph-properties fo:margin-left="1.245cm" fo:margin-right="0cm" fo:text-align="start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8pt" style:font-size-asian="8pt" style:font-size-complex="8pt"/>
    </style:style>
    <style:style style:name="P9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="none"/>
      <style:paragraph-properties fo:margin-left="0.157cm" fo:margin-right="0cm" fo:text-align="start" fo:text-indent="0cm"/>
    </style:style>
    <style:style style:name="P12" style:family="paragraph">
      <loext:graphic-properties draw:fill="none"/>
      <style:paragraph-properties fo:margin-left="0.157cm" fo:margin-right="0cm" fo:text-align="start" fo:text-indent="0cm"/>
      <style:text-properties fo:font-size="15pt" style:font-size-asian="15pt" style:font-size-complex="15pt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064cm" svg:height="3.048cm" svg:x="2.397cm" svg:y="3.386cm">
          <text:p text:style-name="P1">Your Text 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" draw:text-style-name="P3" draw:layer="measurelines" svg:x1="2.57cm" svg:y1="4.656cm" svg:x2="2.57cm" svg:y2="3.386cm">
          <text:p text:style-name="P3"><text:span text:style-name="T1"><text:measure text:kind="gap"/></text:span><text:span text:style-name="T1">y</text:span></text:p>
        </draw:measure>
        <draw:measure draw:style-name="gr3" draw:text-style-name="P4" draw:layer="measurelines" svg:x1="2.787cm" svg:y1="5.18cm" svg:x2="2.406cm" svg:y2="5.18cm">
          <text:p text:style-name="P4"><text:span text:style-name="T1">x</text:span></text:p>
        </draw:measure>
        <draw:measure draw:style-name="gr4" draw:text-style-name="P4" draw:layer="measurelines" svg:x1="2.778cm" svg:y1="6.034cm" svg:x2="6.461cm" svg:y2="6.018cm">
          <text:p text:style-name="P4"><text:span text:style-name="T1"><text:measure text:kind="gap"/></text:span><text:span text:style-name="T1">Canvas.width</text:span></text:p>
        </draw:measure>
        <draw:custom-shape draw:style-name="gr5" draw:text-style-name="P6" draw:layer="layout" svg:width="1.778cm" svg:height="0.508cm" svg:x="4.683cm" svg:y="2.778cm">
          <text:p text:style-name="P5"><text:span text:style-name="T2">C</text:span><text:span text:style-name="T2">a</text:span><text:span text:style-name="T2">n</text:span><text:span text:style-name="T2">v</text:span><text:span text:style-name="T2">a</text:span><text:span text:style-name="T2">s</text:span></text:p>
          <draw:enhanced-geometry svg:viewBox="0 0 21600 21600" draw:type="rectangle" draw:enhanced-path="M 0 0 L 21600 0 21600 21600 0 21600 0 0 Z N"/>
        </draw:custom-shape>
        <dr3d:scene draw:style-name="gr6" svg:width="3.556cm" svg:height="3.937cm" svg:x="8.239cm" svg:y="4.021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aw:measure draw:style-name="gr8" draw:text-style-name="P4" draw:layer="measurelines" svg:x1="8.493cm" svg:y1="8.793cm" svg:x2="11.922cm" svg:y2="8.793cm">
          <text:p text:style-name="P4"><text:span text:style-name="T1">Obj</text:span><text:span text:style-name="T1">3.b</text:span><text:span text:style-name="T1">ox[</text:span><text:span text:style-name="T1">0]</text:span></text:p>
        </draw:measure>
        <draw:measure draw:style-name="gr9" draw:text-style-name="P5" draw:layer="measurelines" svg:x1="12.057cm" svg:y1="4.656cm" svg:x2="12.057cm" svg:y2="7.958cm">
          <text:p text:style-name="P3"><text:span text:style-name="T1"><text:measure text:kind="gap"/></text:span><text:span text:style-name="T1">Obj3.box[1]</text:span></text:p>
        </draw:measure>
        <draw:custom-shape draw:style-name="gr10" draw:text-style-name="P8" draw:layer="layout" svg:width="4.318cm" svg:height="0.762cm" svg:x="8.293cm" svg:y="2.878cm">
          <text:p text:style-name="P7"><text:span text:style-name="T3">Obj3.geom:</text:span><text:span text:style-name="T3"><text:tab/></text:span><text:span text:style-name="T3">Obj3Type.BOX</text:span></text:p>
          <text:p text:style-name="P7"><text:span text:style-name="T3">Visual.vtype:</text:span><text:span text:style-name="T3"><text:tab/></text:span><text:span text:style-name="T3">AssetType.mesh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445cm" svg:height="0.889cm" svg:x="8.42cm" svg:y="1.508cm">
          <text:p text:style-name="P5"><text:span text:style-name="T4">case 1</text:span></text:p>
          <draw:enhanced-geometry svg:viewBox="0 0 21600 21600" draw:type="rectangle" draw:enhanced-path="M 0 0 L 21600 0 21600 21600 0 21600 0 0 Z N"/>
        </draw:custom-shape>
        <draw:measure draw:style-name="gr12" draw:text-style-name="P4" draw:layer="measurelines" svg:x1="14.332cm" svg:y1="7.831cm" svg:x2="18.142cm" svg:y2="7.858cm">
          <text:p text:style-name="P4"><text:span text:style-name="T1">xywh.w</text:span></text:p>
        </draw:measure>
        <draw:measure draw:style-name="gr13" draw:text-style-name="P3" draw:layer="measurelines" svg:x1="18.307cm" svg:y1="5.064cm" svg:x2="18.307cm" svg:y2="7.096cm">
          <text:p text:style-name="P3"><text:span text:style-name="T1">xywh.h</text:span></text:p>
        </draw:measure>
        <draw:custom-shape draw:style-name="gr10" draw:text-style-name="P8" draw:layer="layout" svg:width="4.318cm" svg:height="0.762cm" svg:x="14.243cm" svg:y="2.878cm">
          <text:p text:style-name="P7"><text:span text:style-name="T3">Obj3.geom:</text:span><text:span text:style-name="T3"><text:tab/></text:span><text:span text:style-name="T3">Obj3Type.PLANE</text:span></text:p>
          <text:p text:style-name="P7"><text:span text:style-name="T3">Visual.vtype:</text:span><text:span text:style-name="T3"><text:tab/></text:span><text:span text:style-name="T3">AssetType.Dynatex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445cm" svg:height="0.889cm" svg:x="14.37cm" svg:y="1.508cm">
          <text:p text:style-name="P5"><text:span text:style-name="T4">case 2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81cm" svg:height="2.032cm" svg:x="14.316cm" svg:y="5.064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3.267cm" svg:height="0.963cm" svg:x="14.357cm" svg:y="5.622cm">
          <draw:text-box>
            <text:p text:style-name="P1">Your Text</text:p>
          </draw:text-box>
        </draw:frame>
        <draw:measure draw:style-name="gr16" draw:text-style-name="P4" draw:layer="layout" svg:x1="8.492cm" svg:y1="7.719cm" svg:x2="11.302cm" svg:y2="7.738cm">
          <text:p text:style-name="P4"><text:span text:style-name="T1">xywh.w</text:span></text:p>
        </draw:measure>
        <draw:measure draw:style-name="gr17" draw:text-style-name="P3" draw:layer="layout" svg:x1="11.441cm" svg:y1="5.318cm" svg:x2="11.441cm" svg:y2="6.724cm">
          <text:p text:style-name="P3"><text:span text:style-name="T1">xywh.h</text:span></text:p>
        </draw:measure>
        <draw:custom-shape draw:style-name="gr18" draw:text-style-name="P10" draw:layer="layout" svg:width="2.794cm" svg:height="1.397cm" svg:x="8.493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2" draw:layer="layout" svg:width="2.921cm" svg:height="0.966cm" svg:x="8.493cm" svg:y="5.749cm">
          <draw:text-box>
            <text:p text:style-name="P1"><text:span text:style-name="T5">Your Text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7T11:23:34.306094672</meta:creation-date>
    <dc:date>2020-06-09T16:32:51.877232438</dc:date>
    <meta:editing-duration>PT30M48S</meta:editing-duration>
    <meta:editing-cycles>7</meta:editing-cycles>
    <meta:generator>LibreOffice/5.1.6.2$Linux_X86_64 LibreOffice_project/10m0$Build-2</meta:generator>
    <meta:document-statistic meta:object-count="41"/>
  </office:meta>
</office:document-meta>
</file>